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-16338" calcext:value-type="float">
            <text:p>-16338</text:p>
          </table:table-cell>
          <table:table-cell/>
          <table:table-cell table:formula="of:=[.E31]-[.E30]" office:value-type="float" office:value="-2170" calcext:value-type="float">
            <text:p>-2170</text:p>
          </table:table-cell>
          <table:table-cell/>
          <table:table-cell table:formula="of:=[.H30]+[.G31]" office:value-type="float" office:value="7381" calcext:value-type="float">
            <text:p>7381</text:p>
          </table:table-cell>
          <table:table-cell/>
          <table:table-cell table:formula="of:=[.I31]-[.I30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7381" calcext:value-type="float">
            <text:p>7381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7381" calcext:value-type="float">
            <text:p>7381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7381" calcext:value-type="float">
            <text:p>7381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7381" calcext:value-type="float">
            <text:p>7381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7381" calcext:value-type="float">
            <text:p>7381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7381" calcext:value-type="float">
            <text:p>7381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7381" calcext:value-type="float">
            <text:p>7381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7381" calcext:value-type="float">
            <text:p>7381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7381" calcext:value-type="float">
            <text:p>7381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7381" calcext:value-type="float">
            <text:p>7381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7381" calcext:value-type="float">
            <text:p>7381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7381" calcext:value-type="float">
            <text:p>7381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7381" calcext:value-type="float">
            <text:p>7381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7381" calcext:value-type="float">
            <text:p>7381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7381" calcext:value-type="float">
            <text:p>7381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7381" calcext:value-type="float">
            <text:p>7381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7381" calcext:value-type="float">
            <text:p>7381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7381" calcext:value-type="float">
            <text:p>7381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7381" calcext:value-type="float">
            <text:p>7381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7381" calcext:value-type="float">
            <text:p>7381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7381" calcext:value-type="float">
            <text:p>7381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7381" calcext:value-type="float">
            <text:p>7381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7381" calcext:value-type="float">
            <text:p>7381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7381" calcext:value-type="float">
            <text:p>7381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7381" calcext:value-type="float">
            <text:p>7381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7381" calcext:value-type="float">
            <text:p>7381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7381" calcext:value-type="float">
            <text:p>7381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7381" calcext:value-type="float">
            <text:p>7381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7381" calcext:value-type="float">
            <text:p>7381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7381" calcext:value-type="float">
            <text:p>7381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7381" calcext:value-type="float">
            <text:p>7381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7381" calcext:value-type="float">
            <text:p>7381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7381" calcext:value-type="float">
            <text:p>7381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7381" calcext:value-type="float">
            <text:p>7381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7381" calcext:value-type="float">
            <text:p>7381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7381" calcext:value-type="float">
            <text:p>7381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7381" calcext:value-type="float">
            <text:p>7381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7381" calcext:value-type="float">
            <text:p>7381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7381" calcext:value-type="float">
            <text:p>7381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7381" calcext:value-type="float">
            <text:p>7381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7381" calcext:value-type="float">
            <text:p>7381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7381" calcext:value-type="float">
            <text:p>7381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7381" calcext:value-type="float">
            <text:p>7381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7381" calcext:value-type="float">
            <text:p>7381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7381" calcext:value-type="float">
            <text:p>7381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7381" calcext:value-type="float">
            <text:p>7381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7381" calcext:value-type="float">
            <text:p>7381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7381" calcext:value-type="float">
            <text:p>7381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7381" calcext:value-type="float">
            <text:p>7381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7381" calcext:value-type="float">
            <text:p>7381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7381" calcext:value-type="float">
            <text:p>7381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7381" calcext:value-type="float">
            <text:p>7381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7381" calcext:value-type="float">
            <text:p>7381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7381" calcext:value-type="float">
            <text:p>7381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7381" calcext:value-type="float">
            <text:p>7381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7381" calcext:value-type="float">
            <text:p>7381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7381" calcext:value-type="float">
            <text:p>7381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7381" calcext:value-type="float">
            <text:p>7381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7381" calcext:value-type="float">
            <text:p>7381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7381" calcext:value-type="float">
            <text:p>7381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7381" calcext:value-type="float">
            <text:p>7381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7381" calcext:value-type="float">
            <text:p>7381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7381" calcext:value-type="float">
            <text:p>7381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7381" calcext:value-type="float">
            <text:p>7381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7381" calcext:value-type="float">
            <text:p>7381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7381" calcext:value-type="float">
            <text:p>7381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7381" calcext:value-type="float">
            <text:p>7381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7381" calcext:value-type="float">
            <text:p>738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7381" calcext:value-type="float">
            <text:p>738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7381" calcext:value-type="float">
            <text:p>738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7381" calcext:value-type="float">
            <text:p>738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7381" calcext:value-type="float">
            <text:p>738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7381" calcext:value-type="float">
            <text:p>738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7381" calcext:value-type="float">
            <text:p>738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7381" calcext:value-type="float">
            <text:p>738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7381" calcext:value-type="float">
            <text:p>738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7381" calcext:value-type="float">
            <text:p>738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7381" calcext:value-type="float">
            <text:p>738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7381" calcext:value-type="float">
            <text:p>7381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7381" calcext:value-type="float">
            <text:p>7381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7381" calcext:value-type="float">
            <text:p>7381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7381" calcext:value-type="float">
            <text:p>7381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7381" calcext:value-type="float">
            <text:p>7381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7381" calcext:value-type="float">
            <text:p>7381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7381" calcext:value-type="float">
            <text:p>7381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7381" calcext:value-type="float">
            <text:p>7381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3:09:23.02218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7T03:13:15.569725614</dc:date>
    <meta:editing-cycles>40</meta:editing-cycles>
    <meta:editing-duration>P2DT2H59M10S</meta:editing-duration>
    <meta:generator>LibreOffice/6.0.3.2$Linux_X86_64 LibreOffice_project/00m0$Build-2</meta:generator>
    <meta:document-statistic meta:table-count="1" meta:cell-count="7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